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3" style:family="paragraph" style:parent-style-name="UrbanTitle">
      <style:paragraph-properties fo:text-align="center" style:justify-single-word="false"/>
      <style:text-properties style:font-name="ari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6" style:family="paragraph" style:parent-style-name="Standard">
      <style:text-properties style:font-name="arial" fo:font-size="14pt" officeooo:paragraph-rsid="00004204" style:font-size-asian="14pt" style:font-size-complex="14pt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4204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4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Description()))</text:span></text:p></office:annotation></text:span></text:p>
          </table:table-cell>
        </table:table-row>
      </table:table>
      <text:p text:style-name="P6"/>
      <text:p text:style-name="P1"/>
      <text:p text:style-name="P2">Demande d'avis concernant un permis d'urbanisme</text:p>
      <text:p text:style-name="P3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licence_helper.licenceSubject</text:text-input></text:p>
      <text:p text:style-name="P7"><text:span text:style-name="T4">Situation :</text:span> <text:text-input text:description="Situation des travaux">self.getWorkLocationSignaletic()</text:text-input></text:p>
      <text:p text:style-name="P7"><text:span text:style-name="T4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8"><office:annotation><dc:creator>Gauthier Bastien</dc:creator><dc:date>2011-01-13T14:56:41</dc:date><text:p text:style-name="P10"><text:span text:style-name="T7">do text</text:span></text:p><text:p text:style-name="P10"><text:span text:style-name="T7">from document(at=signature, format='odt')</text:span></text:p></office:annotation><text:span text:style-name="T2">Import depuis signature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21T16:20:58.255678998</dc:date>
    <meta:editing-duration>PT3H19M20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23" meta:character-count="872" meta:non-whitespace-character-count="779"/>
  </office:meta>
</office:document-meta>
</file>